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anda1" svg:font-family="Veranda" style:font-pitch="variable"/>
    <style:font-face style:name="Veranda" svg:font-family="Verand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9a4c" officeooo:paragraph-rsid="000e9a4c"/>
    </style:style>
    <style:style style:name="P2" style:family="paragraph" style:parent-style-name="Standard">
      <style:text-properties officeooo:paragraph-rsid="0011fc98"/>
    </style:style>
    <style:style style:name="P3" style:family="paragraph" style:parent-style-name="Standard">
      <style:text-properties officeooo:rsid="00167bd8" officeooo:paragraph-rsid="00167bd8"/>
    </style:style>
    <style:style style:name="P4" style:family="paragraph" style:parent-style-name="Standard">
      <style:text-properties officeooo:rsid="001cf5ce" officeooo:paragraph-rsid="001cf5ce"/>
    </style:style>
    <style:style style:name="P5" style:family="paragraph" style:parent-style-name="Standard">
      <style:text-properties officeooo:rsid="001e5341" officeooo:paragraph-rsid="001e5341"/>
    </style:style>
    <style:style style:name="P6" style:family="paragraph" style:parent-style-name="Standard">
      <style:text-properties officeooo:rsid="002095a0" officeooo:paragraph-rsid="0032bbd8"/>
    </style:style>
    <style:style style:name="P7" style:family="paragraph" style:parent-style-name="Standard">
      <style:text-properties officeooo:rsid="00282965" officeooo:paragraph-rsid="00282965"/>
    </style:style>
    <style:style style:name="P8" style:family="paragraph" style:parent-style-name="Standard">
      <style:text-properties fo:background-color="transparent"/>
    </style:style>
    <style:style style:name="P9" style:family="paragraph" style:parent-style-name="Standard">
      <style:text-properties officeooo:rsid="0024a793" officeooo:paragraph-rsid="0024a793" fo:background-color="transparent"/>
    </style:style>
    <style:style style:name="P10" style:family="paragraph" style:parent-style-name="Standard">
      <style:text-properties officeooo:rsid="000e9a4c" officeooo:paragraph-rsid="000e9a4c" fo:background-color="transparent"/>
    </style:style>
    <style:style style:name="P11" style:family="paragraph" style:parent-style-name="Standard">
      <style:text-properties officeooo:rsid="0032bbd8" officeooo:paragraph-rsid="0032bbd8"/>
    </style:style>
    <style:style style:name="P12" style:family="paragraph" style:parent-style-name="Standard">
      <style:text-properties officeooo:rsid="0033c04b" officeooo:paragraph-rsid="0033c04b"/>
    </style:style>
    <style:style style:name="P13" style:family="paragraph" style:parent-style-name="Standard">
      <style:text-properties officeooo:rsid="0033c04b" officeooo:paragraph-rsid="00359bc0"/>
    </style:style>
    <style:style style:name="P14" style:family="paragraph" style:parent-style-name="Standard">
      <style:text-properties officeooo:rsid="003d1240" officeooo:paragraph-rsid="003d1240"/>
    </style:style>
    <style:style style:name="P15" style:family="paragraph" style:parent-style-name="Text_20_body">
      <style:text-properties officeooo:rsid="002f9ff8" officeooo:paragraph-rsid="002f9ff8"/>
    </style:style>
    <style:style style:name="P16" style:family="paragraph" style:parent-style-name="Standard" style:list-style-name="L1">
      <style:text-properties officeooo:rsid="0011fc98" officeooo:paragraph-rsid="0011fc98"/>
    </style:style>
    <style:style style:name="P17" style:family="paragraph" style:parent-style-name="Standard" style:list-style-name="L1">
      <style:text-properties officeooo:rsid="0013f3c8" officeooo:paragraph-rsid="0013f3c8"/>
    </style:style>
    <style:style style:name="P18" style:family="paragraph" style:parent-style-name="Standard" style:list-style-name="L1">
      <style:text-properties officeooo:rsid="00167bd8" officeooo:paragraph-rsid="00167bd8"/>
    </style:style>
    <style:style style:name="P19" style:family="paragraph" style:parent-style-name="Standard" style:list-style-name="L2">
      <style:text-properties officeooo:rsid="0024a793" officeooo:paragraph-rsid="0024a793" fo:background-color="transparent"/>
    </style:style>
    <style:style style:name="P20" style:family="paragraph" style:parent-style-name="Standard" style:list-style-name="L3">
      <style:text-properties officeooo:rsid="000fc8c3" officeooo:paragraph-rsid="000fc8c3"/>
    </style:style>
    <style:style style:name="P21" style:family="paragraph" style:parent-style-name="Standard">
      <style:text-properties officeooo:rsid="000e9a4c" officeooo:paragraph-rsid="000e9a4c"/>
    </style:style>
    <style:style style:name="P22" style:family="paragraph" style:parent-style-name="Standard" style:list-style-name="L4">
      <style:text-properties officeooo:rsid="001cf5ce" officeooo:paragraph-rsid="001cf5ce"/>
    </style:style>
    <style:style style:name="P23" style:family="paragraph" style:parent-style-name="Standard" style:list-style-name="L5">
      <style:text-properties officeooo:rsid="00263d79" officeooo:paragraph-rsid="00263d79"/>
    </style:style>
    <style:style style:name="P24" style:family="paragraph" style:parent-style-name="Standard" style:list-style-name="L5">
      <style:text-properties officeooo:rsid="0020ddbd" officeooo:paragraph-rsid="0020ddbd"/>
    </style:style>
    <style:style style:name="P25" style:family="paragraph" style:parent-style-name="Standard" style:list-style-name="L5">
      <style:text-properties officeooo:rsid="002095a0" officeooo:paragraph-rsid="0020ddbd"/>
    </style:style>
    <style:style style:name="P26" style:family="paragraph" style:parent-style-name="Standard" style:list-style-name="L6">
      <style:text-properties officeooo:rsid="002095a0" officeooo:paragraph-rsid="002095a0"/>
    </style:style>
    <style:style style:name="P27" style:family="paragraph" style:parent-style-name="Standard">
      <style:text-properties officeooo:rsid="0032bbd8" officeooo:paragraph-rsid="0032bbd8"/>
    </style:style>
    <style:style style:name="P28" style:family="paragraph" style:parent-style-name="Standard" style:list-style-name="L7">
      <style:text-properties officeooo:rsid="00398d9a" officeooo:paragraph-rsid="00398d9a"/>
    </style:style>
    <style:style style:name="P29" style:family="paragraph" style:parent-style-name="Standard" style:list-style-name="L8">
      <style:text-properties officeooo:rsid="003998cc" officeooo:paragraph-rsid="003998cc"/>
    </style:style>
    <style:style style:name="P30" style:family="paragraph" style:parent-style-name="Standard" style:list-style-name="L8">
      <style:text-properties officeooo:rsid="003af55d" officeooo:paragraph-rsid="003af55d"/>
    </style:style>
    <style:style style:name="P31" style:family="paragraph" style:parent-style-name="Standard" style:list-style-name="L8">
      <style:text-properties officeooo:rsid="003af55d" officeooo:paragraph-rsid="003b307a"/>
    </style:style>
    <style:style style:name="P32" style:family="paragraph" style:parent-style-name="Standard" style:list-style-name="L9">
      <style:text-properties fo:font-weight="bold" officeooo:rsid="003dcd13" officeooo:paragraph-rsid="003dcd13" style:font-weight-asian="bold" style:font-weight-complex="bold"/>
    </style:style>
    <style:style style:name="P33" style:family="paragraph" style:parent-style-name="Standard" style:list-style-name="L9">
      <style:text-properties fo:font-weight="bold" officeooo:rsid="003eb9c6" officeooo:paragraph-rsid="003eb9c6" style:font-weight-asian="bold" style:font-weight-complex="bold"/>
    </style:style>
    <style:style style:name="P34" style:family="paragraph" style:parent-style-name="Standard" style:list-style-name="L9">
      <style:text-properties fo:font-weight="bold" officeooo:rsid="003f63f0" officeooo:paragraph-rsid="003f63f0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4573e1" officeooo:paragraph-rsid="004573e1" style:font-weight-asian="bold" style:font-weight-complex="bold"/>
    </style:style>
    <style:style style:name="P36" style:family="paragraph" style:parent-style-name="Standard" style:list-style-name="L1">
      <style:text-properties officeooo:rsid="004139af" officeooo:paragraph-rsid="004139af"/>
    </style:style>
    <style:style style:name="P37" style:family="paragraph" style:parent-style-name="Standard">
      <style:text-properties officeooo:rsid="00438d23" officeooo:paragraph-rsid="00471c32"/>
    </style:style>
    <style:style style:name="P38" style:family="paragraph" style:parent-style-name="Standard">
      <style:text-properties officeooo:rsid="004573e1" officeooo:paragraph-rsid="004573e1"/>
    </style:style>
    <style:style style:name="P39" style:family="paragraph" style:parent-style-name="Heading_20_2">
      <style:text-properties fo:background-color="transparent"/>
    </style:style>
    <style:style style:name="P40" style:family="paragraph" style:parent-style-name="Heading_20_2">
      <style:text-properties officeooo:paragraph-rsid="002f9ff8"/>
    </style:style>
    <style:style style:name="P41" style:family="paragraph" style:parent-style-name="Heading_20_2">
      <style:text-properties officeooo:rsid="002f9ff8" officeooo:paragraph-rsid="002f9ff8"/>
    </style:style>
    <style:style style:name="P42" style:family="paragraph" style:parent-style-name="Heading_20_1">
      <style:text-properties officeooo:rsid="0032bbd8" officeooo:paragraph-rsid="0032bbd8"/>
    </style:style>
    <style:style style:name="T1" style:family="text">
      <style:text-properties officeooo:rsid="0013f3c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5def" style:font-weight-asian="bold" style:font-weight-complex="bold"/>
    </style:style>
    <style:style style:name="T4" style:family="text">
      <style:text-properties fo:font-weight="bold" officeooo:rsid="003b307a" style:font-weight-asian="bold" style:font-weight-complex="bold"/>
    </style:style>
    <style:style style:name="T5" style:family="text">
      <style:text-properties fo:font-weight="bold" officeooo:rsid="004573e1" style:font-weight-asian="bold" style:font-weight-complex="bold"/>
    </style:style>
    <style:style style:name="T6" style:family="text">
      <style:text-properties fo:font-weight="bold" officeooo:rsid="000e9a4c" style:font-weight-asian="bold" style:font-weight-complex="bold"/>
    </style:style>
    <style:style style:name="T7" style:family="text">
      <style:text-properties officeooo:rsid="00185def"/>
    </style:style>
    <style:style style:name="T8" style:family="text">
      <style:text-properties officeooo:rsid="0024a793"/>
    </style:style>
    <style:style style:name="T9" style:family="text">
      <style:text-properties officeooo:rsid="00263d79"/>
    </style:style>
    <style:style style:name="T10" style:family="text">
      <style:text-properties officeooo:rsid="00282965"/>
    </style:style>
    <style:style style:name="T11" style:family="text">
      <style:text-properties officeooo:rsid="002a50ed"/>
    </style:style>
    <style:style style:name="T12" style:family="text">
      <style:text-properties officeooo:rsid="0031262a"/>
    </style:style>
    <style:style style:name="T13" style:family="text">
      <style:text-properties officeooo:rsid="00359bc0"/>
    </style:style>
    <style:style style:name="T14" style:family="text">
      <style:text-properties officeooo:rsid="00374b78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42eac9"/>
    </style:style>
    <style:style style:name="T17" style:family="text">
      <style:text-properties officeooo:rsid="00438d23"/>
    </style:style>
    <style:style style:name="T18" style:family="text">
      <style:text-properties officeooo:rsid="000e9a4c"/>
    </style:style>
    <style:style style:name="T19" style:family="text">
      <style:text-properties officeooo:rsid="004573e1"/>
    </style:style>
    <style:style style:name="T20" style:family="text">
      <style:text-properties officeooo:rsid="00459d5b"/>
    </style:style>
    <style:style style:name="T21" style:family="text">
      <style:text-properties officeooo:rsid="00471c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genda-OK</text:p>
      <text:p text:style-name="Subtitle">Istruzioni per l’Installazione</text:p>
      <text:p text:style-name="Standard"/>
      <text:p text:style-name="Standard"/>
      <text:h text:style-name="Heading_20_1" text:outline-level="1">Generalità</text:h>
      <text:p text:style-name="Standard">Agenda-OK è un’applicazione stand-alone basata su HTML, CSS e Javascript.</text:p>
      <text:p text:style-name="Standard">L’applicazione consiste di una directory contenente la home page ed i relativi file di codice e di stile.</text:p>
      <text:p text:style-name="P2"/>
      <text:h text:style-name="Heading_20_1" text:outline-level="1">Requisiti</text:h>
      <text:h text:style-name="Heading_20_2" text:outline-level="2">Requisiti <text:span text:style-name="T10">per la Riproduzione del Software</text:span></text:h>
      <text:p text:style-name="Standard">Per poter riprodurre correttamente la distribuzione del programma occorre un ambiente che disponga di:</text:p>
      <text:list xml:id="list2581114202462955390" text:style-name="L1">
        <text:list-item>
          <text:p text:style-name="P16"><text:span text:style-name="T2">make</text:span> <text:span text:style-name="T1">per la preparazione della distribuzione del progetto</text:span></text:p>
        </text:list-item>
        <text:list-item>
          <text:p text:style-name="P16"><text:span text:style-name="T2">php</text:span> <text:span text:style-name="T1">per il preprocessing dei file del progetto</text:span></text:p>
        </text:list-item>
        <text:list-item>
          <text:p text:style-name="P17"><text:span text:style-name="T2">LibreOffice</text:span> per la produzione della documentazione per la distribuzione (non è stato verificato se vi sia compatibilità con <text:span text:style-name="T2">OpenOffice</text:span>)</text:p>
        </text:list-item>
        <text:list-item>
          <text:p text:style-name="P36"><text:span text:style-name="T2">UMLDesigner</text:span> per le gestione dei diagrammi UML;</text:p>
        </text:list-item>
        <text:list-item>
          <text:p text:style-name="P18">un <text:span text:style-name="T2">browser</text:span> aggiornato (Firefox, Opera, Chrome, Internet Explorer, ...)</text:p>
        </text:list-item>
      </text:list>
      <text:p text:style-name="P3"/>
      <text:p text:style-name="P3">È tutto software disponibile su qualsiasi piattaforma e normalmente preinstallato su qualsiasi distribuzione di GNU/Linux e probabilmente anche Apple, mentre potrebbe essere necessario installarlo su piattaforme Microsoft.</text:p>
      <text:h text:style-name="Heading_20_2" text:outline-level="2">Requisiti <text:span text:style-name="T10">per l’Utilizzo del Software</text:span></text:h>
      <text:p text:style-name="Standard">Per l’utilizzo del software è sufficiente un browser aggiornato (HTML5): Firefox, Chrome, <text:span text:style-name="T16">Opera, ...</text:span></text:p>
      <text:p text:style-name="P7">Per la consultazione della documentazione, un qualunque visualizzatore di documenti in formato PDF (Acrobat Reader, ...).</text:p>
      <text:p text:style-name="P3"/>
      <text:h text:style-name="Heading_20_1" text:outline-level="1"><text:soft-page-break/>Istruzioni per <text:span text:style-name="T8">la riproduzione e </text:span>l’Installazione</text:h>
      <text:h text:style-name="Heading_20_2" text:outline-level="2">Per la riproduzione <text:span text:style-name="T11">del software</text:span>:</text:h>
      <text:list xml:id="list4397531872960171323" text:style-name="L2">
        <text:list-item>
          <text:p text:style-name="P19">estrarre da GitHub il progetto;</text:p>
        </text:list-item>
        <text:list-item>
          <text:p text:style-name="P19">eseguire <text:span text:style-name="T2">make clean</text:span></text:p>
        </text:list-item>
        <text:list-item>
          <text:p text:style-name="P19">eseguire <text:span text:style-name="T2">make</text:span></text:p>
        </text:list-item>
        <text:list-item>
          <text:p text:style-name="P19">aprire il file <text:span text:style-name="T2">Agenda-OK.html</text:span> con un browser aggiornato</text:p>
        </text:list-item>
      </text:list>
      <text:p text:style-name="P9"/>
      <text:h text:style-name="P39" text:outline-level="2">Per l’installazione del software:</text:h>
      <text:p text:style-name="P8">È sufficiente copiare la cartella <text:span text:style-name="T3">delivery</text:span><text:span text:style-name="T7"> </text:span>contenente l’applicazione (o decomprimere il file .7z, se siete in possesso dell’archivio compresso) in una qualsiasi cartella sul vostro computer, tablet o smartphone,</text:p>
      <text:p text:style-name="P10"/>
      <text:h text:style-name="Heading_20_1" text:outline-level="1">Esecuzione dell’applicazione</text:h>
      <text:p text:style-name="P1">Per eseguire l’applicazione è sufficiente aprire il file <text:span text:style-name="T5">Agenda-OK</text:span><text:span text:style-name="T2">.html</text:span> <text:span text:style-name="T19">presente nella cartella radice del progetto </text:span>con un qualunque browser aggiornato.</text:p>
      <text:p text:style-name="P38">Se si desidera precaricare dei dati di esempio, al primo avvio aprire il file con il seguente link:</text:p>
      <text:p text:style-name="P35">file:///Agenda-OK<text:span text:style-name="T18">.html?</text:span>initialize</text:p>
      <text:p text:style-name="P38">Autenticarsi poi con uno dei seguenti nomi utente: root, prof, pippo</text:p>
      <text:h text:style-name="Heading_20_1" text:outline-level="1">Compatibilità</text:h>
      <text:p text:style-name="P1">L’applicazione è stata provata con <text:span text:style-name="T17">le versioni più recenti dei seguenti browser</text:span>:</text:p>
      <text:list xml:id="list2247387380326025545" text:style-name="L3">
        <text:list-item>
          <text:p text:style-name="P20">Linux Mint 18.3 su laptop: Firefox, Opera, Chrom<text:span text:style-name="T17">ium</text:span></text:p>
        </text:list-item>
        <text:list-item>
          <text:p text:style-name="P20">Android <text:span text:style-name="T17">5 </text:span>su smartphone 5.2”: Firefox, Opera, Chrome</text:p>
        </text:list-item>
        <text:list-item>
          <text:p text:style-name="P20">Windows 7 Enterprise SP1: Firefox, Opera, Chrome</text:p>
        </text:list-item>
      </text:list>
      <text:p text:style-name="P37">L’applicazione invece non gira correttamente in Internet Exp<text:span text:style-name="T19">lor</text:span>er 11 su Windows 7. <text:span text:style-name="T21">È possibile che con Edge su Windows 10 sia supportata la necessaria compatibilità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anda1" svg:font-family="Veranda" style:font-pitch="variable"/>
    <style:font-face style:name="Veranda" svg:font-family="Verand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Veranda" fo:font-family="Veranda" style:font-style-name="Regular" style:font-pitch="variable" officeooo:rsid="000e9a4c"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padding="0.049cm" fo:border-left="none" fo:border-right="none" fo:border-top="none" fo:border-bottom="0.06pt solid #000000" style:shadow="none"/>
      <style:text-properties style:font-name="Verdana" fo:font-family="Verdana" style:font-style-name="Bold" style:font-family-generic="swiss" style:font-pitch="variable" fo:font-size="120%" fo:font-weight="bold" officeooo:rsid="0011fc98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Verdana" fo:font-family="Verdana" style:font-style-name="Bold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5:36:04.072710160</meta:creation-date>
    <dc:date>2018-07-16T21:31:52.547684677</dc:date>
    <meta:editing-duration>P6DT21H12M47S</meta:editing-duration>
    <meta:editing-cycles>49</meta:editing-cycles>
    <meta:generator>LibreOffice/5.1.6.2$Linux_X86_64 LibreOffice_project/10m0$Build-2</meta:generator>
    <dc:subject>Istruzioni per l'Installazione</dc:subject>
    <dc:title>Agenda-OK</dc:title>
    <meta:document-statistic meta:table-count="0" meta:image-count="0" meta:object-count="0" meta:page-count="2" meta:paragraph-count="36" meta:word-count="354" meta:character-count="2462" meta:non-whitespace-character-count="2156"/>
    <meta:user-defined meta:name="Author">Andrea Rui</meta:user-defined>
    <meta:user-defined meta:name="Copyright">(c) 2018 Andrea Rui - Milano</meta:user-defined>
    <meta:user-defined meta:name="License">CC NC-SA</meta:user-defined>
  </office:meta>
</office:document-meta>
</file>